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1d4" officeooo:paragraph-rsid="0001f1d4"/>
    </style:style>
    <style:style style:name="P2" style:family="paragraph" style:parent-style-name="Standard">
      <style:text-properties officeooo:rsid="0003d3ce" officeooo:paragraph-rsid="0003d3ce"/>
    </style:style>
    <style:style style:name="P3" style:family="paragraph" style:parent-style-name="Standard">
      <style:text-properties officeooo:rsid="0003d3ce" officeooo:paragraph-rsid="000491e5"/>
    </style:style>
    <style:style style:name="P4" style:family="paragraph" style:parent-style-name="Standard">
      <style:text-properties fo:font-weight="bold" officeooo:rsid="0001f1d4" officeooo:paragraph-rsid="0001f1d4" style:font-weight-asian="bold" style:font-weight-complex="bold"/>
    </style:style>
    <style:style style:name="P5" style:family="paragraph" style:parent-style-name="Standard">
      <style:text-properties fo:font-weight="bold" officeooo:rsid="0001f1d4" officeooo:paragraph-rsid="000491e5" style:font-weight-asian="bold" style:font-weight-complex="bold"/>
    </style:style>
    <style:style style:name="P6" style:family="paragraph" style:parent-style-name="Standard">
      <style:text-properties fo:font-weight="bold" officeooo:rsid="00076786" officeooo:paragraph-rsid="00076786" style:font-weight-asian="bold" style:font-weight-complex="bold"/>
    </style:style>
    <style:style style:name="P7" style:family="paragraph" style:parent-style-name="Standard">
      <style:text-properties officeooo:rsid="000491e5" officeooo:paragraph-rsid="000491e5"/>
    </style:style>
    <style:style style:name="P8" style:family="paragraph" style:parent-style-name="Standard">
      <style:text-properties officeooo:rsid="0007d1c9" officeooo:paragraph-rsid="0007d1c9"/>
    </style:style>
    <style:style style:name="P9" style:family="paragraph" style:parent-style-name="Standard">
      <style:text-properties fo:font-weight="normal" officeooo:rsid="0007f8fd" officeooo:paragraph-rsid="0007f8fd" style:font-weight-asian="normal" style:font-weight-complex="normal"/>
    </style:style>
    <style:style style:name="P10" style:family="paragraph" style:parent-style-name="Standard">
      <style:text-properties officeooo:rsid="000491e5" officeooo:paragraph-rsid="000491e5"/>
    </style:style>
    <style:style style:name="P11" style:family="paragraph" style:parent-style-name="Standard">
      <style:text-properties officeooo:rsid="000a6685" officeooo:paragraph-rsid="000a6685"/>
    </style:style>
    <style:style style:name="P12" style:family="paragraph" style:parent-style-name="Standard">
      <style:text-properties fo:font-weight="bold" officeooo:rsid="0001f1d4" officeooo:paragraph-rsid="000ab3c5" style:font-weight-asian="bold" style:font-weight-complex="bold"/>
    </style:style>
    <style:style style:name="P13" style:family="paragraph" style:parent-style-name="Standard">
      <style:text-properties fo:font-weight="normal" officeooo:rsid="0001f1d4" officeooo:paragraph-rsid="000a6685" style:font-weight-asian="normal" style:font-weight-complex="normal"/>
    </style:style>
    <style:style style:name="P14" style:family="paragraph" style:parent-style-name="Standard">
      <style:text-properties fo:font-weight="normal" officeooo:rsid="0001f1d4" officeooo:paragraph-rsid="000ab3c5" style:font-weight-asian="normal" style:font-weight-complex="normal"/>
    </style:style>
    <style:style style:name="P15" style:family="paragraph" style:parent-style-name="Standard">
      <style:text-properties officeooo:rsid="0003d3ce" officeooo:paragraph-rsid="0003d3ce"/>
    </style:style>
    <style:style style:name="P16" style:family="paragraph" style:parent-style-name="Standard">
      <style:text-properties officeooo:rsid="000ab3c5" officeooo:paragraph-rsid="000ab3c5"/>
    </style:style>
    <style:style style:name="P17" style:family="paragraph" style:parent-style-name="Standard">
      <style:text-properties officeooo:rsid="0007d1c9" officeooo:paragraph-rsid="0007d1c9"/>
    </style:style>
    <style:style style:name="P18" style:family="paragraph" style:parent-style-name="Standard">
      <style:text-properties officeooo:rsid="000c022b" officeooo:paragraph-rsid="000c022b"/>
    </style:style>
    <style:style style:name="P19" style:family="paragraph" style:parent-style-name="Standard">
      <style:text-properties officeooo:rsid="00076786" officeooo:paragraph-rsid="00076786"/>
    </style:style>
    <style:style style:name="P20" style:family="paragraph" style:parent-style-name="Standard">
      <style:paragraph-properties style:writing-mode="lr-tb"/>
      <style:text-properties fo:font-weight="bold" officeooo:rsid="000491e5" officeooo:paragraph-rsid="000491e5" style:font-weight-asian="bold" style:font-weight-complex="bold"/>
    </style:style>
    <style:style style:name="T1" style:family="text">
      <style:text-properties officeooo:rsid="0003d3ce"/>
    </style:style>
    <style:style style:name="T2" style:family="text">
      <style:text-properties officeooo:rsid="00064900"/>
    </style:style>
    <style:style style:name="T3" style:family="text">
      <style:text-properties officeooo:rsid="00076786"/>
    </style:style>
    <style:style style:name="T4" style:family="text">
      <style:text-properties officeooo:rsid="0007d1c9"/>
    </style:style>
    <style:style style:name="T5" style:family="text">
      <style:text-properties officeooo:rsid="000a6685"/>
    </style:style>
    <style:style style:name="T6" style:family="text">
      <style:text-properties officeooo:rsid="000ab3c5"/>
    </style:style>
    <style:style style:name="T7" style:family="text">
      <style:text-properties officeooo:rsid="000c022b"/>
    </style:style>
    <style:style style:name="T8" style:family="text">
      <style:text-properties fo:font-weight="bold" officeooo:rsid="000c022b" style:font-weight-asian="bold" style:font-weight-complex="bold"/>
    </style:style>
    <style:style style:name="T9" style:family="text">
      <style:text-properties officeooo:rsid="000c60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différents axes de progression (a partir du 25/03/22) : </text:p>
      <text:p text:style-name="P1"/>
      <text:p text:style-name="P5">- faire le in-position/sizing</text:p>
      <text:p text:style-name="P9"/>
      <text:p text:style-name="P4">- fixé les bugs</text:p>
      <text:p text:style-name="P1">le bug des listes de shader/box qui se mettent mal a jour quand ont supprime un <text:span text:style-name="T1">element</text:span></text:p>
      <text:p text:style-name="P2">le bug du position tool qui bouge quand on change la largeur du padding du margin et la largeur de l’element</text:p>
      <text:p text:style-name="P7">le mauvais fonctionnement de la fermeture du position tool quand on le quitte</text:p>
      <text:p text:style-name="P16">faire que l’elemtool bouge par rapport au haut de la page et pas seulement vis a vis de la fenetre</text:p>
      <text:p text:style-name="P7">bug border none et hidden ifposition </text:p>
      <text:p text:style-name="P20">-<text:span text:style-name="T5">voir si amélioration du code possible </text:span></text:p>
      <text:p text:style-name="P7">voir si pas moyen de faire une fonction qui dimminue la taille d<text:span text:style-name="T5">u <text:s/>code</text:span> la creation des modules et de la supression également,</text:p>
      <text:p text:style-name="P11">commenté le code</text:p>
      <text:p text:style-name="P11">voir si il n’y a pas possibilité de supprimer du code redondant, (notament vis a vis de la mise a jour visuel des modules</text:p>
      <text:p text:style-name="P11">revoir les variables JS et leurs nom, les diminué au max tout en les rendant au maximum clair</text:p>
      <text:p text:style-name="P12">- mettre a jour la documentation</text:p>
      <text:p text:style-name="P12">- <text:span text:style-name="T6">mettre a jour </text:span>git:</text:p>
      <text:p text:style-name="P13">- verifié si seulement avoir node de maniere globale permet de l'utiliser dans tout les sous dossier</text:p>
      <text:p text:style-name="P13">- peu etre supprimer des dossier de build tres basique</text:p>
      <text:p text:style-name="P14">- faire un fichier git ignore qui envoi que le dest de la version de travail actuel, voir la précedente en plus quand les deux sont complementaire</text:p>
      <text:p text:style-name="P14">- faire que les titres des tool soit logique vis a vis des regles synthaxique du html</text:p>
      <text:p text:style-name="P13">- rendre le github plus présentable (readMe, photo de profil, réorganiser le github )</text:p>
      <text:p text:style-name="P4">- amélioré les features les plus faibles</text:p>
      <text:p text:style-name="P7">la mise a jour graphique des elements qui se fait par une boucle plutot qu’a chaque fois qu’on interagit avec un outil de selection <text:span text:style-name="T6">(je suis pas sur que ce soit pas l’inverse que je voulais dire, auquel cas, c’est fait)</text:span></text:p>
      <text:p text:style-name="P7">disclaimer lors du reset et de la suppression</text:p>
      <text:p text:style-name="P3">les selection liste a transformer en dropbox pour afficher plus d’element</text:p>
      <text:p text:style-name="P7">amelioré la creation/interdiction de nom des différents elements <text:span text:style-name="T6">graphiquement (peut etre anim de secousse et une alerte a coté de la souris) et surtout vérifié la sécurité avec des regex</text:span></text:p>
      <text:p text:style-name="P3">les selection de bord difficilement cliquable, <text:span text:style-name="T4">et leur fonctionnement (genre la selection des bord)</text:span></text:p>
      <text:p text:style-name="P3">faire une demiliation net entre margin et padding de l'element container <text:span text:style-name="T2">(comme avec le grid, finalement mais avec le reste)</text:span></text:p>
      <text:p text:style-name="P8">amélioré l’état initial de certain module (couleurs, shader)</text:p>
      <text:p text:style-name="P8">amélioré l’ordre de la liste des bordure</text:p>
      <text:p text:style-name="P8">changer la liste de selection des bordure de maniere a ce quel affiche les bordure elle meme</text:p>
      <text:p text:style-name="P18">faire que le bouton poubelle de box reset la box 1 quand elle est la seule disponible</text:p>
      <text:p text:style-name="P18">faire que les selecteur de bord ou de coin fonctionne de la meme maniere que ceux du position tool</text:p>
      <text:p text:style-name="P18">faire que l'element actuellement selectionné soi en surbrillance dans la liste.</text:p>
      <text:p text:style-name="P18">faire que le mouvement de la window soit plus logique a partir du mot tool.</text:p>
      <text:p text:style-name="P4">- ajouté les features pas encore ajouté, mais prévus, dans element</text:p>
      <text:p text:style-name="P2">les images, le texte, la <text:span text:style-name="T3">symetrie la duplication et la recursivité, selection % ou px des corner, ajout du placement du background.</text:span></text:p>
      <text:p text:style-name="P2">faire que l'on puisse séléctionné les radius soit en degrés soi en pixel</text:p>
      <text:p text:style-name="P2"/>
      <text:p text:style-name="P2"><text:soft-page-break/>faire une fonction controle Z sur la derniere/ plusieurs derniere actions<text:span text:style-name="T7">(?)</text:span></text:p>
      <text:p text:style-name="P4">- ajouté la recursivité dans element ( et position par consequence)</text:p>
      <text:p text:style-name="P4">- <text:span text:style-name="T1">ameliorer la navigation globale entre les différents menu</text:span></text:p>
      <text:p text:style-name="P7">trouver la meilleur place possible et initial pour chacun des menu existant<text:span text:style-name="T9">²</text:span></text:p>
      <text:p text:style-name="P7">fermer un menu quand on interagit avec un autre</text:p>
      <text:p text:style-name="P7">bouger automatiquement un menu quand celui ci se trouve dessus celui sur lequel on interagit</text:p>
      <text:p text:style-name="P7">faire que quand il n'y a aucun element, le position tool ne soit absolument pas clickable</text:p>
      <text:p text:style-name="P19">ajouté des disclaimer lors de certaine action qui peuvent ramener longtemps en arriere</text:p>
      <text:p text:style-name="P19">-<text:span text:style-name="T8">accessibilité</text:span></text:p>
      <text:p text:style-name="P19">adapté l'interface pour mozilla</text:p>
      <text:p text:style-name="P19">convenir au standard web (lighthouse, axeDevTool, correctement nommé les variables, optimisation en divisans les fichier js et css</text:p>
      <text:p text:style-name="P19">peut etre ajouté des balises html plus logique dans leurs dénomination</text:p>
      <text:p text:style-name="P5"/>
      <text:p text:style-name="P6">une fois tout ca fait :</text:p>
      <text:p text:style-name="P6">un outil “class”</text:p>
      <text:p text:style-name="P6">l’outil tranform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2-04-03T10:28:33.892000000</dc:date>
    <meta:editing-duration>P1DT3H16M51S</meta:editing-duration>
    <meta:editing-cycles>5</meta:editing-cycles>
    <meta:document-statistic meta:table-count="0" meta:image-count="0" meta:object-count="0" meta:page-count="2" meta:paragraph-count="52" meta:word-count="678" meta:character-count="3905" meta:non-whitespace-character-count="3276"/>
  </office:meta>
</office:document-meta>
</file>